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4">
      <style:paragraph-properties fo:text-align="justify" style:justify-single-word="false"/>
    </style:style>
    <style:style style:name="P6" style:family="paragraph" style:parent-style-name="Standard" style:list-style-name="L5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Text_20_body" style:list-style-name="L2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TESTING </text:p>
      <text:p text:style-name="P2"/>
      <text:p text:style-name="P2">1. What is Unit Testing?</text:p>
      <text:p text:style-name="P7">Unit Testing is a Software Testing method by which individual components or units of a software are tested. The purpose is to validate that each unit of the software performs as designed.</text:p>
      <text:p text:style-name="P10"/>
      <text:p text:style-name="P7">A unit is the smallest testable part of software. It usually has one or a few inputs and a single output.</text:p>
      <text:p text:style-name="P10"/>
      <text:p text:style-name="P11">In procedural programming a unit may be an individual program, function, procedure, etc.</text:p>
      <text:p text:style-name="P11"><text:span text:style-name="T2">I</text:span>n object-oriented programming, the smallest unit is a method, which may belong to a base/ super class, abstract class or derived/ child class.</text:p>
      <text:p text:style-name="P11"/>
      <text:p text:style-name="P14">2. Who performs Unit Testing?</text:p>
      <text:p text:style-name="P13"><text:span text:style-name="T3">Typically done by the programmers and not by testers, as it requires detailed knowledge of the internal program design and code. may require developing test driver modules or test harnesses.</text:span></text:p>
      <text:p text:style-name="P14"/>
      <text:p text:style-name="P3">3. Tools for Unit Testing?</text:p>
      <text:p text:style-name="P11">Unit testing frameworks, drivers, stubs, and mock/fake objects are used to assist in unit testing.</text:p>
      <text:p text:style-name="P11"/>
      <text:p text:style-name="P14">4.When is Unit Testing performed?</text:p>
      <text:p text:style-name="P13"><text:span text:style-name="T3">Unit Testing is the first level of testing and is performed prior to Integration Testing. It is perfomed by using the White Box Testing method.</text:span></text:p>
      <text:p text:style-name="P13"><text:span text:style-name="T3">Testing based on an analysis of the internal structure of the component or system is known as White Box Testing.</text:span></text:p>
      <text:p text:style-name="P13"><text:span text:style-name="T3"/></text:p>
      <text:p text:style-name="P13"><text:span text:style-name="T3">5. </text:span><text:span text:style-name="T1">Tasks?</text:span></text:p>
      <text:list xml:id="list4988633288345469517" text:style-name="L2">
        <text:list-item>
          <text:p text:style-name="P15">Unit Test Plan </text:p>
          <text:list>
            <text:list-item>
              <text:p text:style-name="P15">Prepare</text:p>
            </text:list-item>
            <text:list-item>
              <text:p text:style-name="P15">Review</text:p>
            </text:list-item>
            <text:list-item>
              <text:p text:style-name="P15">Rework</text:p>
            </text:list-item>
            <text:list-item>
              <text:p text:style-name="P15">Baseline</text:p>
            </text:list-item>
          </text:list>
        </text:list-item>
        <text:list-item>
          <text:p text:style-name="P15">Unit Test Cases/Scripts </text:p>
          <text:list>
            <text:list-item>
              <text:p text:style-name="P15">Prepare</text:p>
            </text:list-item>
            <text:list-item>
              <text:p text:style-name="P15">Review</text:p>
            </text:list-item>
            <text:list-item>
              <text:p text:style-name="P15">Rework</text:p>
            </text:list-item>
            <text:list-item>
              <text:p text:style-name="P15">Baseline</text:p>
            </text:list-item>
          </text:list>
        </text:list-item>
        <text:list-item>
          <text:p text:style-name="P15">Unit Test </text:p>
          <text:list>
            <text:list-item>
              <text:p text:style-name="P12">Perform <text:s/></text:p>
              <text:p text:style-name="P12"/>
            </text:list-item>
          </text:list>
        </text:list-item>
      </text:list>
      <text:p text:style-name="P11"><text:span text:style-name="T1">6. BENEFITS?</text:span></text:p>
      <text:list xml:id="list7745412409600478878" text:style-name="L4">
        <text:list-item>
          <text:p text:style-name="P5"><text:span text:style-name="T3">Maintenance of the code</text:span></text:p>
        </text:list-item>
        <text:list-item>
          <text:p text:style-name="P5"><text:span text:style-name="T3">Reusability</text:span></text:p>
        </text:list-item>
        <text:list-item>
          <text:p text:style-name="P5"><text:span text:style-name="T3">Faster Development</text:span></text:p>
        </text:list-item>
        <text:list-item>
          <text:p text:style-name="P5"><text:span text:style-name="T3">Less Costs</text:span></text:p>
        </text:list-item>
        <text:list-item>
          <text:p text:style-name="P5"><text:soft-page-break/><text:span text:style-name="T3">Easy debugging</text:span></text:p>
        </text:list-item>
        <text:list-item>
          <text:p text:style-name="P5"><text:span text:style-name="T3">Reliable Code generation</text:span></text:p>
        </text:list-item>
      </text:list>
      <text:list xml:id="list8636844901378250668" text:style-name="L5">
        <text:list-header>
          <text:p text:style-name="P6"><text:span text:style-name="T3"/></text:p>
        </text:list-header>
      </text:list>
      <text:p text:style-name="P4"><text:span text:style-name="T3">7. </text:span><text:span text:style-name="T1">TIPS?</text:span></text:p>
      <text:p text:style-name="P4"><text:span text:style-name="T1"><text:s/></text:span></text:p>
      <text:list xml:id="list3836092681935879939" text:style-name="L6">
        <text:list-item>
          <text:p text:style-name="P8">Find a tool / framework for the language that is used</text:p>
        </text:list-item>
        <text:list-item>
          <text:p text:style-name="P8">Isolate the test environment from development environment</text:p>
        </text:list-item>
        <text:list-item>
          <text:p text:style-name="P8">Use the data which is close to actual data</text:p>
        </text:list-item>
        <text:list-item>
          <text:p text:style-name="P8">Use a Version Control System to keep track of test scripts</text:p>
        </text:list-item>
        <text:list-item>
          <text:p text:style-name="P8">Write test case that are independent of one another</text:p>
        </text:list-item>
        <text:list-item>
          <text:p text:style-name="P8">Look for performance of the code at regular intervals of testing</text:p>
        </text:list-item>
      </text:list>
      <text:p text:style-name="P7"/>
      <text:p text:style-name="P9">***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36S</meta:editing-duration>
    <meta:editing-cycles>15</meta:editing-cycles>
    <meta:generator>OpenOffice/4.1.3$Win32 OpenOffice.org_project/413m1$Build-9783</meta:generator>
    <dc:date>2017-10-21T10:29:20.20</dc:date>
    <dc:creator>PRASAD VS</dc:creator>
    <meta:document-statistic meta:table-count="0" meta:image-count="0" meta:object-count="0" meta:page-count="2" meta:paragraph-count="42" meta:word-count="322" meta:character-count="1786"/>
    <meta:user-defined meta:name="Info 1"/>
    <meta:user-defined meta:name="Info 2"/>
    <meta:user-defined meta:name="Info 3"/>
    <meta:user-defined meta:name="Info 4"/>
  </office:meta>
</office:document-meta>
</file>